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146in" style:rel-column-width="297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V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style:use-window-font-color="true" fo:font-weight="bold" fo:background-color="transparent" style:font-weight-asian="bold" style:font-weight-complex="bold"/>
    </style:style>
    <style:style style:name="P3" style:family="paragraph" style:parent-style-name="Table_20_Contents">
      <style:text-properties fo:color="#999999"/>
    </style:style>
    <style:style style:name="P4" style:family="paragraph" style:parent-style-name="Text_20_body">
      <style:text-properties fo:font-style="italic" style:text-underline-style="solid" style:text-underline-width="auto" style:text-underline-color="font-color" style:font-style-asian="italic" style:font-style-complex="italic"/>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style:text-underline-style="solid" style:text-underline-width="auto" style:text-underline-color="font-color" style:font-size-asian="8pt" style:font-size-complex="8pt"/>
    </style:style>
    <style:style style:name="T5" style:family="text">
      <style:text-properties fo:font-size="8pt" style:text-underline-style="solid" style:text-underline-width="auto" style:text-underline-color="font-color" fo:font-weight="normal" style:font-size-asian="8pt" style:font-weight-asian="normal" style:font-size-complex="8pt" style:font-weight-complex="normal"/>
    </style:style>
    <style:style style:name="T6" style:family="text">
      <style:text-properties fo:font-size="8pt" style:text-underline-style="none" style:font-size-asian="8pt" style:font-size-complex="8pt"/>
    </style:style>
    <style:style style:name="T7" style:family="text">
      <style:text-properties fo:font-size="8pt" style:text-underline-style="none" fo:font-weight="bold" style:font-size-asian="8pt" style:font-weight-asian="bold" style:font-size-complex="8pt" style:font-weight-complex="bold"/>
    </style:style>
    <style:style style:name="T8" style:family="text">
      <style:text-properties fo:font-size="8pt" style:text-underline-style="none" fo:font-weight="normal" style:font-size-asian="8pt" style:font-weight-asian="normal" style:font-size-complex="8pt" style:font-weight-complex="normal"/>
    </style:style>
    <style:style style:name="T9" style:family="text">
      <style:text-properties fo:font-size="8pt" fo:font-weight="bold" style:font-size-asian="8pt" style:font-weight-asian="bold" style:font-size-complex="8pt" style:font-weight-complex="bold"/>
    </style:style>
    <style:style style:name="T10" style:family="text">
      <style:text-properties fo:color="#999999" fo:font-size="8pt" style:font-size-asian="8pt" style:font-size-complex="8pt"/>
    </style:style>
    <style:style style:name="T11" style:family="text">
      <style:text-properties style:use-window-font-color="true" fo:font-size="8pt" style:font-size-asian="8pt" style:font-size-complex="8pt"/>
    </style:style>
    <style:style style:name="T12" style:family="text">
      <style:text-properties style:use-window-font-color="true" fo:font-size="8pt" style:text-underline-style="solid" style:text-underline-width="auto" style:text-underline-color="font-color" fo:font-weight="normal" style:font-size-asian="8pt" style:font-weight-asian="normal" style:font-size-complex="8pt" style:font-weight-complex="normal"/>
    </style:style>
    <style:style style:name="T13" style:family="text">
      <style:text-properties style:use-window-font-color="true" fo:font-size="8pt" style:text-underline-style="solid" style:text-underline-width="auto" style:text-underline-color="font-color" style:font-size-asian="8pt" style:font-size-complex="8pt"/>
    </style:style>
    <style:style style:name="T14" style:family="text">
      <style:text-properties fo:font-style="normal" style:font-style-asian="normal" style:font-style-complex="normal"/>
    </style:style>
    <style:style style:name="T15" style:family="text">
      <style:text-properties style:font-name="Times New Roman" fo:font-size="12pt" style:font-size-asian="12pt" style:font-size-complex="12pt"/>
    </style:style>
    <style:style style:name="T16" style:family="text">
      <style:text-properties style:font-name="Times New Roman" fo:font-size="12pt" fo:font-weight="normal" style:font-size-asian="12pt" style:font-weight-asian="normal" style:font-size-complex="12pt" style:font-weight-complex="normal"/>
    </style:style>
    <style:style style:name="T17"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h text:style-name="Heading_20_2" text:outline-level="2">Introduction</text:h>
      <text:p text:style-name="Text_20_body"><text:s text:c="2"/>In this chapter, we will use a standard motorized platform in conjunction with an Arduino, Infrared receiver, motor-controller, and Infrared Remote to build a remote controlled robot. At the end of this chapter, you should understand the concepts behind infrared data transmission, serial data transfer, Arduino data String objects, and case statements.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text:s text:c="2"/>You will need very few things to test the code in this chapter – an infrared detector from Radio Shack, <text:s/>an infrared emitter, your Arduino, and a computer. The infrared emitter from Radio Shack is easy to directly connect to the Arduino and only costs about $4.00. For testing purposes, you can use nearly any infrared remote from any TV, VCR, DVD, or other appliance. If you must purchase one, nearly any electronics store has a cheap IR remote for under $10. Alternatively, I will also show you how to use a recycled IR toy helicopter remote that has 3 joystick channels and 2 buttons – these are easily obtainable and provide more real-time control of your robot. </text:p>
      <text:p text:style-name="Text_20_body"><text:s text:c="2"/>While the Arduino code for this project has a few different parts that we will discuss, the overall objective is to get a stream of data, and ultimately a specific code from the infrared detector for each function on our infrared remote control. To do this, we will need to connect the infrared detector to our Arduino so we can read the signals and evaluate them. Then we will need to record the data that is received for several buttons on our remote control. Once we record the codes that are being sent across from the remote, we can assign some actions for our robot to carry out when called. While most IR remote controls have different codes, you can decode as few buttons as you like to get your robot moving. 3 or 4 functions should be sufficient for basic movement (up/down/left/right). First, we will discuss how an infrared detector works.</text:p>
      <text:h text:style-name="Heading_20_2" text:outline-level="2">The Infrared Detector</text:h>
      <text:p text:style-name="Text_20_body"><text:s text:c="2"/>An infrared detector is simply a transistor switch that is opened when a sufficient amount of infrared light enters the detector (which also acts as the base pin of this transistor). You can use a standard infrared detector LED to read infrared light levels and they work well for things like line-following robots and short-range object detection, but they have some shortcomings when dealing with reliable data transfer. They typically have 2 pins, an emitter and collector, that function as a normal transistor, but the base pin replaced by the LED detector, which is used to switch the transistor. Below is a standard infrared detector and emitter pair from Radio Shack (#276-142):</text:p>
      <text:p text:style-name="P4">insert image – infrared_leds.jpg</text:p>
      <text:p text:style-name="Text_20_body"/>
      <text:p text:style-name="Text_20_body"><text:s text:c="2"/>While basic infrared detectors have their place, there are a number of factors that can cause interference, usually from various other light sources. If this happens, the signal will be distorted and therefore useless to decode. Luckily, there is an inexpensive solution to this problem.</text:p>
      <text:p text:style-name="Text_20_body"><text:soft-page-break/><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module that has a logic chip built-in to ignore non-control related infrared light. The image below shows a typical IR receiver module:</text:p>
      <text:p text:style-name="P4">insert image – sparkfun_ir_receiver.jpg</text:p>
      <text:p text:style-name="Text_20_body"/>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while Sparkfun sells them for only $2 each (SEN-10266), and both can be directly connected to the Arduino. The receiver contains 3 pins: +5v, GND, and Input. Simply connect these pins to your Arduino, and you can read the input of the IR module from any Arduino I/O pin.</text:p>
      <text:p text:style-name="Text_20_body"><text:s text:c="2"/>How do you read the sensor? Alright, alright, let's get to it.</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which are meant to be read in order as a specific control code, each time you press a button. Each pulse that is emitted is one of two lengths - if intended to be interpreted as a LOW bit (0), the pulse duration is approximately 500 microseconds (0.5mS), whereas the duration of a pulse that is intended to be interpreted as a HIGH bit (1) is approximately 1100 microseconds (1.1mS). We can easily <text:span text:style-name="T14">read</text:span> each pulses that is transmitted using the pulseIn() command on the Arduino as shown in code example 1.1: <text:s/></text:p>
      <text:p text:style-name="Text_20_body"/>
      <text:p text:style-name="Text_20_body"><text:span text:style-name="Citation"><text:span text:style-name="T1">Code example 1.1 – reading a pulse</text:span></text:span></text:p>
      <text:p text:style-name="Text_20_body"><text:s text:c="2"/><text:span text:style-name="Teletype"><text:span text:style-name="T2">pulse_val = pulseIn(4, HIGH, 10000);</text:span></text:span></text:p>
      <text:p text:style-name="Text_20_body"/>
      <text:p text:style-name="Text_20_body"><text:s text:c="2"/>The pulseIn(pin, state, timeout) command takes 3 arguments and will watch a given pin (the first argument - D4 in the example above) as an input. When the pin changes state from 0v to +5v, this pulseIn() command will start recording the time duration in microseconds of how long that pin stays <text:s/>HIGH, which is the second argument that determines what state of the pulse to measure (LOW or <text:soft-page-break/>HIGH). Once the electrical pulse is complete and the voltage level drops back down to 0v, the time value that was calculated is then passed into the "pulse_val" variable shown above. The third argument is optional, but determines how long (in microseconds) the Arduino will wait on that pin to receive a pulse before it continues to the rest of the loop - if omitted, the default "timeout" value is 1 second (100000uS).</text:p>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 see code example 1.2:</text:p>
      <text:p text:style-name="Text_20_body"/>
      <text:p text:style-name="Text_20_body"><text:span text:style-name="Citation"><text:span text:style-name="T1">Code example 1.2 – converting pulse time values into boolean values (0 or 1)</text:span></text:span></text:p>
      <text:p text:style-name="Text_20_body"><text:span text:style-name="Teletype"><text:span text:style-name="T2"><text:s text:c="4"/>void booleanize(){</text:span></text:span></text:p>
      <text:p text:style-name="Text_20_body"><text:span text:style-name="Teletype"><text:span text:style-name="T2"><text:s text:c="6"/>if (pulse_val &gt; 750){</text:span></text:span></text:p>
      <text:p text:style-name="Text_20_body"><text:span text:style-name="Teletype"><text:span text:style-name="T2"><text:s text:c="8"/>pulse_val = 1;</text:span></text:span></text:p>
      <text:p text:style-name="Text_20_body"><text:span text:style-name="Teletype"><text:span text:style-name="T2"><text:s text:c="6"/>}</text:span></text:span></text:p>
      <text:p text:style-name="Text_20_body"><text:span text:style-name="Teletype"><text:span text:style-name="T2"><text:s text:c="6"/>else {</text:span></text:span></text:p>
      <text:p text:style-name="Text_20_body"><text:span text:style-name="Teletype"><text:span text:style-name="T2"><text:s text:c="8"/>pulse_val = 0;</text:span></text:span></text:p>
      <text:p text:style-name="Text_20_body"><text:span text:style-name="Teletype"><text:span text:style-name="T2"><text:s text:c="6"/>}</text:span></text:span></text:p>
      <text:p text:style-name="Text_20_body"><text:span text:style-name="Teletype"><text:span text:style-name="T2"><text:s text:c="4"/>}</text:span></text:span></text:p>
      <text:p text:style-name="Text_20_body"><text:span text:style-name="Teletype"><text:span text:style-name="T2"/></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text:soft-page-break/></text:p>
      <text:p text:style-name="Text_20_body"><text:tab/><text:span text:style-name="Teletype"><text:span text:style-name="T2">String test_string = “Hello”</text:span></text:span></text:p>
      <text:p text:style-name="Text_20_body"><text:span text:style-name="Teletype"><text:span text:style-name="T2"/></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 The string index also allows us to look up the value of a given index, once we have a string. This is how we will check the strings to see if they contain the codes we are looking for. Furthermore, we can even check multiple index values at the same time using an Arduino String method called substring.</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 as in example 1.3:</text:p>
      <text:p text:style-name="Text_20_body"><text:span text:style-name="Citation"><text:span text:style-name="T1"/></text:span></text:p>
      <text:p text:style-name="Text_20_body"><text:span text:style-name="Citation"><text:span text:style-name="T1">Code example 1.3 – evaluating a single substring index</text:span></text:span></text:p>
      <text:p text:style-name="Text_20_body"><text:span text:style-name="Teletype"><text:span text:style-name="T2"><text:s text:c="2"/>String tester = “0101”</text:span></text:span></text:p>
      <text:p text:style-name="Text_20_body"><text:span text:style-name="Teletype"><text:span text:style-name="T2"><text:s text:c="2"/>if (tester.substring(3) == "1"){</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
      <text:p text:style-name="Text_20_body"><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 (not listed in any particular order):</text:p>
      <text:p text:style-name="Text_20_body"><text:span text:style-name="Teletype"><text:span text:style-name="T2">0000, 0001, 0010, 0011, 0111, 0110, 0101, 0100,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text:soft-page-break/>over 1,000,000 combinations of individual codes (2^20) - luckily there are only a handful of functions that we will use for our robot, so we don't need to decode all 1 million of the possible codes. </text:p>
      <text:p text:style-name="Text_20_body"><text:s text:c="2"/>Similar to the example above, we can also match a range of index values to check against another string, by passing two numbers into the substring() command, as shown in example 1.4:</text:p>
      <text:p text:style-name="Text_20_body"><text:span text:style-name="Citation"><text:span text:style-name="T3"/></text:span></text:p>
      <text:p text:style-name="Text_20_body"><text:span text:style-name="Citation"><text:span text:style-name="T17">Code example 1.4 – evaluating a range of range of substring indexes</text:span></text:span></text:p>
      <text:p text:style-name="Text_20_body"><text:span text:style-name="Teletype"><text:span text:style-name="T2"><text:s text:c="2"/>String tester = “0101”</text:span></text:span></text:p>
      <text:p text:style-name="Text_20_body"><text:span text:style-name="Teletype"><text:span text:style-name="T2"><text:s text:c="2"/>if (tester.substring(0,3) == "010"){</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text:span text:style-name="Teletype"><text:span text:style-name="T15"/></text:span></text:p>
      <text:p text:style-name="Text_20_body"><text:span text:style-name="Teletype"><text:span text:style-name="T15"><text:s text:c="2"/>The above substring evaluation would also return true because the index values from index position 0 up to (but not including) position 3 are equal to “010”. It is slightly confusing that the second number entered into the substring() method is not the index of the last value that will be evaluated, but the index position after. Keep this in mind when using this method. </text:span></text:span></text:p>
      <text:p text:style-name="Text_20_body"><text:span text:style-name="T15"><text:s text:c="2"/>So the next question then is how to get each of the boolean valu</text:span>es obtained by the Arduino into the string object that we create? By using a thing called string concatenation, which simply means adding each new value to the end of the existing string... let's talk more about that.</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as shown in example 1.5:</text:p>
      <text:p text:style-name="Text_20_body"/>
      <text:p text:style-name="Text_20_body"><text:span text:style-name="Citation"><text:span text:style-name="T1">Code example 1.5 – concatenating (combining) two strings together</text:span></text:span></text:p>
      <text:p text:style-name="Text_20_body"><text:span text:style-name="Teletype"><text:span text:style-name="T2"><text:s text:c="2"/>String stringOne = “Hello ”;</text:span></text:span></text:p>
      <text:p text:style-name="Text_20_body"><text:span text:style-name="Teletype"><text:span text:style-name="T2"><text:s text:c="2"/>String stringTwo = “World”;</text:span></text:span></text:p>
      <text:p text:style-name="Text_20_body"><text:span text:style-name="Teletype"><text:span text:style-name="T2"><text:s text:c="2"/>String stringThree = stringOne + stringTwo;</text:span></text:span></text:p>
      <text:p text:style-name="Text_20_body"><text:span text:style-name="Teletype"><text:span text:style-name="T2"><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text:p>
      <text:p text:style-name="Text_20_body"><text:s text:c="2"/>In our code, it will look slightly different because we will programatically be adding the new values being read into the existing string, instead of doing it manually as in the example above. Now if we add the “booleanize()” and “pulseIn()” functions that we discussed earlier in the chapter, along with a string concatenation loop to add all the values into the string, we can start to see how the string is formed in example 1.6:</text:p>
      <text:p text:style-name="Text_20_body"/>
      <text:p text:style-name="Text_20_body"><text:soft-page-break/><text:span text:style-name="Citation"><text:span text:style-name="T1">Code example 1.6 – Reading IR signals from a remote on your Arduino</text:span></text:span></text:p>
      <text:p text:style-name="Text_20_body"><text:span text:style-name="Teletype"><text:span text:style-name="T10">// Basic Infrared receiver test - Upload code to Arduino</text:span></text:span></text:p>
      <text:p text:style-name="Text_20_body"><text:span text:style-name="Teletype"><text:span text:style-name="T10">// Connect IR detector/receiver module Radio Shack (#276-640) to pin D12 (also power/gnd pins)</text:span></text:span></text:p>
      <text:p text:style-name="Text_20_body"><text:span text:style-name="Teletype"><text:span text:style-name="T10">// Open Serial Monitor on Arduino IDE, set speed to 9600 baud</text:span></text:span></text:p>
      <text:p text:style-name="Text_20_body"><text:span text:style-name="Teletype"><text:span text:style-name="T10">// Point Infrared remote (TV/VCR/DVD/IR Helicopter, etc..) and push a button</text:span></text:span></text:p>
      <text:p text:style-name="Text_20_body"><text:span text:style-name="Teletype"><text:span text:style-name="T10">// See values on monitor - should look somthing like "00000010101000000010" +/- a few digits</text:span></text:span></text:p>
      <text:p text:style-name="Text_20_body"><text:span text:style-name="Teletype"><text:span text:style-name="T2"/></text:span></text:p>
      <text:p text:style-name="Text_20_body"><text:span text:style-name="Teletype"><text:span text:style-name="T2">int pulse_pin = 12; </text:span></text:span><text:span text:style-name="Teletype"><text:span text:style-name="T10">// connect IR receiver to this pin- I used pin D12, but any pin will work.</text:span></text:span></text:p>
      <text:p text:style-name="Text_20_body"><text:span text:style-name="Teletype"><text:span text:style-name="T2">int pulse_val = 0; </text:span></text:span><text:span text:style-name="Teletype"><text:span text:style-name="T10">// create a variable to store the pulse values from the IR detector</text:span></text:span></text:p>
      <text:p text:style-name="Text_20_body"><text:span text:style-name="Teletype"><text:span text:style-name="T2">boolean reading = false; </text:span></text:span><text:span text:style-name="Teletype"><text:span text:style-name="T10">// a boolean variable to check if the IR sensor is still receiving a string</text:span></text:span></text:p>
      <text:p text:style-name="Text_20_body"><text:span text:style-name="Teletype"><text:span text:style-name="T2">String IRstring = ""; </text:span></text:span><text:span text:style-name="Teletype"><text:span text:style-name="T10">// initiate an empty String object to hold all of the booleanized pulse values</text:span></text:span></text:p>
      <text:p text:style-name="Text_20_body"><text:span text:style-name="Teletype"><text:span text:style-name="T2"/></text:span></text:p>
      <text:p text:style-name="Text_20_body"><text:span text:style-name="Teletype"><text:span text:style-name="T2">void setup() { <text:s text:c="2"/></text:span></text:span></text:p>
      <text:p text:style-name="Text_20_body"><text:span text:style-name="Teletype"><text:span text:style-name="T2"><text:s text:c="2"/>Serial.begin(9600); </text:span></text:span><text:span text:style-name="Teletype"><text:span text:style-name="T10">// start serial monitor at 9600 bits per second</text:span></text:span></text:p>
      <text:p text:style-name="Text_20_body"><text:span text:style-name="Teletype"><text:span text:style-name="T2"><text:s text:c="2"/>pinMode(pulse_pin, INPUT); </text:span></text:span><text:span text:style-name="Teletype"><text:span text:style-name="T10">// input pulse signal from infrared remote</text:span></text:span></text:p>
      <text:p text:style-name="Text_20_body"><text:span text:style-name="Teletype"><text:span text:style-name="T2">}</text:span></text:span></text:p>
      <text:p text:style-name="Text_20_body"><text:span text:style-name="Teletype"><text:span text:style-name="T2">void loop() {</text:span></text:span></text:p>
      <text:p text:style-name="Text_20_body"><text:span text:style-name="Teletype"><text:span text:style-name="T2"><text:s text:c="3"/>pulse_val = pulseIn(pulse_pin, HIGH, 10000); </text:span></text:span><text:span text:style-name="Teletype"><text:span text:style-name="T10">// get a pulse reading from the IR sensor</text:span></text:span></text:p>
      <text:p text:style-name="Text_20_body"><text:span text:style-name="Teletype"><text:span text:style-name="T2"><text:s text:c="2"/></text:span></text:span><text:span text:style-name="Teletype"><text:span text:style-name="T10">// now check to see if it is any pulse was read from the sensor</text:span></text:span></text:p>
      <text:p text:style-name="Text_20_body"><text:span text:style-name="Teletype"><text:span text:style-name="T2"><text:s text:c="2"/>if (pulse_val &gt; 0){</text:span></text:span></text:p>
      <text:p text:style-name="Text_20_body"><text:span text:style-name="Teletype"><text:span text:style-name="T2"><text:s text:c="4"/>reading = true; </text:span></text:span><text:span text:style-name="Teletype"><text:span text:style-name="T10">// assert that we are reading a signal</text:span></text:span></text:p>
      <text:p text:style-name="Text_20_body"><text:span text:style-name="Teletype"><text:span text:style-name="T2"><text:s text:c="4"/>if (pulse_val &gt; 750){pulse_val = 1;} </text:span></text:span><text:span text:style-name="Teletype"><text:span text:style-name="T10">// booleanize to 1 if above 750uS (closer to 1100uS)</text:span></text:span></text:p>
      <text:p text:style-name="Text_20_body"><text:span text:style-name="Teletype"><text:span text:style-name="T2"><text:s text:c="4"/>else {pulse_val = 0;} </text:span></text:span><text:span text:style-name="Teletype"><text:span text:style-name="T10">// booleanize to 0 if below 750uS (closer to 500uS)</text:span></text:span></text:p>
      <text:p text:style-name="Text_20_body"><text:span text:style-name="Teletype"><text:span text:style-name="T2"><text:s text:c="4"/>IRstring = IRstring + pulse_val; </text:span></text:span><text:span text:style-name="Teletype"><text:span text:style-name="T10">// append each new value to the string data object</text:span></text:span></text:p>
      <text:p text:style-name="Text_20_body"><text:span text:style-name="Teletype"><text:span text:style-name="T2"><text:s text:c="2"/>}</text:span></text:span></text:p>
      <text:p text:style-name="Text_20_body"><text:span text:style-name="Teletype"><text:span text:style-name="T2"><text:s text:c="2"/>else {</text:span></text:span></text:p>
      <text:p text:style-name="Text_20_body"><text:span text:style-name="Teletype"><text:span text:style-name="T2"><text:s text:c="4"/></text:span></text:span><text:span text:style-name="Teletype"><text:span text:style-name="T10">// if this is the first 0 reading after a string, finish that string and print the value</text:span></text:span></text:p>
      <text:p text:style-name="Text_20_body"><text:span text:style-name="Teletype"><text:span text:style-name="T2"><text:s text:c="4"/>if (reading == true){</text:span></text:span></text:p>
      <text:p text:style-name="Text_20_body"><text:span text:style-name="Teletype"><text:span text:style-name="T2"><text:s text:c="6"/>Serial.println(IRstring); </text:span></text:span><text:span text:style-name="Teletype"><text:span text:style-name="T10">// Print the full String</text:span></text:span></text:p>
      <text:p text:style-name="Text_20_body"><text:span text:style-name="Teletype"><text:span text:style-name="T2"><text:s text:c="6"/>IRstring = ""; <text:s/></text:span></text:span><text:span text:style-name="Teletype"><text:span text:style-name="T10">// reset the string object to be empty "", so we can read the next one</text:span></text:span></text:p>
      <text:p text:style-name="Text_20_body"><text:span text:style-name="Teletype"><text:span text:style-name="T2"><text:s text:c="4"/>}</text:span></text:span></text:p>
      <text:p text:style-name="Text_20_body"><text:span text:style-name="Teletype"><text:span text:style-name="T2"><text:s text:c="4"/>reading = false; </text:span></text:span><text:span text:style-name="Teletype"><text:span text:style-name="T10">// no longer reading a pulse, set reading boolean to false and wait for a pulse</text:span></text:span></text:p>
      <text:p text:style-name="Text_20_body"><text:span text:style-name="Teletype"><text:span text:style-name="T2"><text:s text:c="2"/>}</text:span></text:span></text:p>
      <text:p text:style-name="Text_20_body"><text:span text:style-name="Teletype"><text:span text:style-name="T2">}</text:span></text:span></text:p>
      <text:p text:style-name="Text_20_body"/>
      <text:p text:style-name="Text_20_body">If everything is working correctly, you should be pushing buttons on your remote and seeing strings of data on your Serial monitor similar to the image below:</text:p>
      <text:p text:style-name="P4">insert image – infrared_serial_monitor_test.png</text:p>
      <text:p text:style-name="Text_20_body"/>
      <text:p text:style-name="Text_20_body"><text:s text:c="2"/>Great, so now you are getting string after string after string and you are probably wondering what you are going to do with all of these strings. Turns out, we are going to pick a few and decode them. </text:p>
      <text:h text:style-name="Heading_20_2" text:outline-level="2"><text:soft-page-break/><text:s/>Decoding Infrared Signals from Your Remote</text:h>
      <text:p text:style-name="Text_20_body"><text:s text:c="2"/>Since each string is essentially a “code” and we only need a few of those to make a basic robot go forward, reverse, left, and right. Pick 4 buttons on your remote to decode and let's start with those. To decode a signal, we just pick a button on the remote (ie. Volume Up) and push it several times to make sure the strings that you read on your Serial monitor are consistent (meaning it looks the same each time), then write it down. If you get a stray value here and there, don't worry – you will learn that infrared control is not the most reliable form of data transmission, but it will be perfect for our project. Then repeat this process for the rest of the buttons you plan on decoding, making sure to record the button you pushed to get the code you recorded. </text:p>
      <text:p text:style-name="Text_20_body"><text:s text:c="2"/>You should end up with a set of strings corresponding to the functions you would like on your robot. <text:s/>In chart example 1.7 there are four signals from my infrared remote, each with 20 boolean values in a row. S1-S4 on the left side of the chart show the 4 different signals used, while the top row of numbers show the index number of each bit in the string:</text:p>
      <text:p text:style-name="Text_20_body"/>
      <text:p text:style-name="Text_20_body"><text:span text:style-name="Citation"><text:span text:style-name="T1">Chart example 1.7 – Plotting the values from each string onto a chart with the index values above.</text:span></text:span></text:p>
      <table:table table:name="Table1" table:style-name="Table1">
        <table:table-column table:style-name="Table1.A" table:number-columns-repeated="22"/>
        <table:table-row>
          <table:table-cell table:style-name="Table1.A1" table:number-columns-spanned="22" office:value-type="string">
            <text:p text:style-name="P1">Infrared Remote Signal Decode Ch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18</text:p>
          </table:table-cell>
          <table:table-cell table:style-name="Table1.A2" office:value-type="string">
            <text:p text:style-name="Table_20_Contents">19</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row>
          <table:table-cell table:style-name="Table1.A2" office:value-type="string">
            <text:p text:style-name="Table_20_Contents">S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2</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3</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4</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
      <text:p text:style-name="Text_20_body"/>
      <text:p text:style-name="Text_20_body">As you can see from the chart, the only bits that changed between each button press were in index positions 8, 9, and 10, where each set of bits is different between the four codes received. The key to decoding a signal is being able to ignore the similarities between each code and pick out what makes them different – the differences are what we will test for in our code. That being said, you can see that I changed the color of all numbers on the chart that were not unique and made the unique values bold.</text:p>
      <text:p text:style-name="Text_20_body"><text:s text:c="2"/>At this point, it should be fairly easy to see how you could use the codes from each button to take control of your robot. Using a few “if/else” statements, we can quickly throw together a test to separate each code into a different robot action.</text:p>
      <text:p text:style-name="Text_20_body"/>
      <text:p text:style-name="Text_20_body"><text:span text:style-name="Citation"><text:span text:style-name="T1">Code example 1.8 – Comparing decoded substrings with </text:span></text:span></text:p>
      <text:p text:style-name="Text_20_body"><text:span text:style-name="Citation"><text:span text:style-name="T1"/></text:span></text:p>
      <text:p text:style-name="Text_20_body"><text:span text:style-name="Teletype"><text:span text:style-name="T2"><text:s text:c="2"/>String IRstring = "</text:span></text:span><text:span text:style-name="Teletype"><text:span text:style-name="T11">00000010</text:span></text:span><text:span text:style-name="Teletype"><text:span text:style-name="T13">01</text:span></text:span><text:span text:style-name="Teletype"><text:span text:style-name="T12">0</text:span></text:span><text:span text:style-name="Teletype"><text:span text:style-name="T11">000000000</text:span></text:span><text:span text:style-name="Teletype"><text:span text:style-name="T2">"; </text:span></text:span><text:span text:style-name="Teletype"><text:span text:style-name="T10">// index positions 8, 9, and 10 are underlined</text:span></text:span></text:p>
      <text:p text:style-name="Text_20_body"><text:span text:style-name="Teletype"><text:span text:style-name="T2"/></text:span></text:p>
      <text:p text:style-name="Text_20_body"><text:span text:style-name="Teletype"><text:span text:style-name="T2"><text:s text:c="2"/>if (IRstring.substring(8,11) == "000"){</text:span></text:span></text:p>
      <text:p text:style-name="Text_20_body"><text:span text:style-name="Teletype"><text:span text:style-name="T2"><text:s text:c="4"/>// Go Forward!</text:span></text:span></text:p>
      <text:p text:style-name="Text_20_body"><text:span text:style-name="Teletype"><text:span text:style-name="T2"><text:s text:c="4"/>// False</text:span></text:span></text:p>
      <text:p text:style-name="Text_20_body"><text:soft-page-break/><text:span text:style-name="Teletype"><text:span text:style-name="T2"><text:s text:c="2"/>}</text:span></text:span></text:p>
      <text:p text:style-name="Text_20_body"><text:span text:style-name="Teletype"><text:span text:style-name="T2"><text:s text:c="2"/>else if (IRstring.substring(8,11) == "010"){</text:span></text:span></text:p>
      <text:p text:style-name="Text_20_body"><text:span text:style-name="Teletype"><text:span text:style-name="T2"><text:s text:c="4"/>// Go Reverse!</text:span></text:span></text:p>
      <text:p text:style-name="Text_20_body"><text:span text:style-name="Teletype"><text:span text:style-name="T2"><text:s text:c="4"/></text:span></text:span><text:span text:style-name="Teletype"><text:span text:style-name="T9">// This statement is TRUE</text:span></text:span></text:p>
      <text:p text:style-name="Text_20_body"><text:span text:style-name="Teletype"><text:span text:style-name="T2"><text:s text:c="2"/>}</text:span></text:span></text:p>
      <text:p text:style-name="Text_20_body"><text:span text:style-name="Teletype"><text:span text:style-name="T2"><text:s text:c="2"/>else if (IRstring.substring(8,11) == "011"){</text:span></text:span></text:p>
      <text:p text:style-name="Text_20_body"><text:span text:style-name="Teletype"><text:span text:style-name="T2"><text:s text:c="4"/>// Go Left! </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100"){</text:span></text:span></text:p>
      <text:p text:style-name="Text_20_body"><text:span text:style-name="Teletype"><text:span text:style-name="T2"><text:s text:c="4"/>// Go Right!</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pan></text:p>
      <text:p text:style-name="Text_20_body"><text:span text:style-name="Teletype"><text:span text:style-name="T16"><text:s text:c="2"/>Now you should be able to decode as many other buttons as you like, keeping in mind that if you introduce other buttons, you will need to compare them against your original codes to confirm that no conflicts were introduced with the indexes that you are testing against. It is possible that if you add more codes to your chart, you may notice another index being altered that you will have to add to your evaluation tests. </text:span></text:span></text:p>
      <text:p text:style-name="Text_20_body"><text:span text:style-name="Teletype"><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09-26T21:35:46</dc:date>
    <dc:creator>JD </dc:creator>
    <meta:editing-duration>PT19H25M20S</meta:editing-duration>
    <meta:editing-cycles>44</meta:editing-cycles>
    <meta:document-statistic meta:table-count="1" meta:image-count="0" meta:object-count="0" meta:page-count="8" meta:paragraph-count="234" meta:word-count="3728" meta:character-count="20992" meta:non-whitespace-character-count="17013"/>
  </office:meta>
</office:document-meta>
</file>